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a64072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a64072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a64072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a64072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64072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64900f" officeooo:paragraph-rsid="01a64072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722c9" officeooo:paragraph-rsid="01a64072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64072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ca0c9" officeooo:paragraph-rsid="01a64072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1a64072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64072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64072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1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2" style:family="paragraph" style:parent-style-name="Heading">
      <style:text-properties officeooo:rsid="018ecf01" officeooo:paragraph-rsid="01907424"/>
    </style:style>
    <style:style style:name="P43" style:family="paragraph" style:parent-style-name="Paragraph">
      <style:text-properties style:font-name="Calibri" fo:font-size="11pt" officeooo:rsid="01a0fdf5" officeooo:paragraph-rsid="01a3d224" style:font-size-asian="11pt" style:font-size-complex="11pt"/>
    </style:style>
    <style:style style:name="P44" style:family="paragraph" style:parent-style-name="Paragraph">
      <style:text-properties officeooo:rsid="01a18aa3" officeooo:paragraph-rsid="01a18aa3"/>
    </style:style>
    <style:style style:name="P45" style:family="paragraph" style:parent-style-name="Paragraph" style:master-page-name="">
      <style:paragraph-properties fo:keep-together="always" style:page-number="auto" fo:keep-with-next="always"/>
      <style:text-properties style:font-name="Calibri" fo:font-size="11pt" officeooo:rsid="01a18aa3" officeooo:paragraph-rsid="01a9af58" style:font-size-asian="11pt" style:font-size-complex="11pt"/>
    </style:style>
    <style:style style:name="P46" style:family="paragraph" style:parent-style-name="Paragraph" style:list-style-name="L1">
      <style:text-properties officeooo:paragraph-rsid="01a18aa3"/>
    </style:style>
    <style:style style:name="P47" style:family="paragraph" style:parent-style-name="Paragraph" style:list-style-name="L1">
      <style:text-properties officeooo:rsid="01a18aa3" officeooo:paragraph-rsid="01a18aa3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style:font-name="Calibri1" fo:font-size="11pt" fo:language="en" fo:country="NZ" officeooo:rsid="01a0fdf5" style:font-size-asian="11pt" style:font-size-complex="11pt"/>
    </style:style>
    <style:style style:name="T10" style:family="text">
      <style:text-properties style:font-name="Calibri1" fo:language="en" fo:country="NZ"/>
    </style:style>
    <style:style style:name="T11" style:family="text">
      <style:text-properties officeooo:rsid="019f94a7"/>
    </style:style>
    <style:style style:name="T12" style:family="text">
      <style:text-properties officeooo:rsid="01a18aa3"/>
    </style:style>
    <style:style style:name="T13" style:family="text">
      <style:text-properties officeooo:rsid="016205aa"/>
    </style:style>
    <style:style style:name="T14" style:family="text">
      <style:text-properties officeooo:rsid="016b6f11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9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1"><text:text-input text:description="">{% if contactMethod.address.city %}</text:text-input></text:p>
            <text:p text:style-name="P21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0"/>
      <text:h text:style-name="P42" text:outline-level="1"><text:span text:style-name="T11">Mortgage Discharge: </text:span><text:span text:style-name="T11"><text:text-input text:description="">{{ ownerNames|join_and }}</text:text-input></text:span><text:span text:style-name="T11"> - </text:span><text:span text:style-name="T11"><text:text-input text:description="">{{ matter.assets|join_and('address') }}</text:text-input></text:span><text:span text:style-name="T11"> </text:span><text:span text:style-name="T11"><text:text-input text:description="">{% if matter.assets|length == 1 %}</text:text-input></text:span><text:span text:style-name="T11"> ("the Property”) </text:span><text:span text:style-name="T11"><text:text-input text:description="">{% else %}</text:text-input></text:span><text:span text:style-name="T11"> (“the Properties”) </text:span><text:span text:style-name="T11"><text:text-input text:description="">{% endif %}</text:text-input></text:span></text:h>
      <text:p text:style-name="P43">We act for <text:span text:style-name="T11"><text:text-input text:description="">{{ ownerNames|join_and }}</text:text-input></text:span>, the registered <text:text-input text:description="">{% if ownerNames|length == 1 %}</text:text-input>proprietor<text:span text:style-name="T11"><text:text-input text:description="">{% else %}</text:text-input></text:span>proprietors<text:span text:style-name="T11"><text:text-input text:description="">{% endif %}</text:text-input></text:span> of the Property. <text:s/>Our <text:text-input text:description="">{%if matter.matterType == 'refinancing' %}</text:text-input><text:text-input text:description="">{% if ownerNames|length == 1 %}</text:text-input>client is <text:span text:style-name="T11"><text:text-input text:description="">{% else %}</text:text-input></text:span>clients are <text:span text:style-name="T11"><text:text-input text:description="">{% endif %}</text:text-input></text:span>refinancing <text:span text:style-name="T11"><text:text-input text:description="">{% else %}</text:text-input></text:span><text:span text:style-name="T11"> </text:span><text:text-input text:description="">{% if ownerNames|length == 1 %}</text:text-input>client has <text:span text:style-name="T11"><text:text-input text:description="">{% else %}</text:text-input></text:span>clients have <text:span text:style-name="T11"><text:text-input text:description="">{% endif %}</text:text-input></text:span>entered into an agreement to sell<text:span text:style-name="T11"><text:text-input text:description="">{% endif %}</text:text-input></text:span><text:span text:style-name="T11"><text:text-input text:description="">{% if matter.assets|length == 1 %}</text:text-input></text:span><text:span text:style-name="T11"> the Property</text:span><text:span text:style-name="T11"><text:text-input text:description="">{% else %}</text:text-input></text:span><text:span text:style-name="T11"> the Properties</text:span><text:span text:style-name="T11"><text:text-input text:description="">{% endif %}</text:text-input></text:span><text:span text:style-name="T11">, </text:span>with settlement scheduled to take place on <text:span text:style-name="T10"><text:text-input text:description="">{{ settlementDate }}</text:text-input></text:span><text:span text:style-name="T10">.</text:span></text:p>
      <text:p text:style-name="P44">We <text:span text:style-name="T15">attach</text:span> unique identifier <text:text-input text:description="">{{ identifierNumber }}</text:text-input>, <text:text-input text:description="">{{ registryLocation }}</text:text-input> registry, for the Property. Please forward to us, prior to the settlement date, the following: </text:p>
      <text:list xml:id="list5246778127338617766" text:style-name="L1">
        <text:list-item>
          <text:p text:style-name="P46"><text:span text:style-name="T12">Discharge of mortgage instrument </text:span><text:span text:style-name="T12"><text:text-input text:description="">{{ matter.mortgageInstrumentNumber }}</text:text-input></text:span><text:span text:style-name="T12">.</text:span></text:p>
        </text:list-item>
        <text:list-item>
          <text:p text:style-name="P47">A statement of all amounts owing as at <text:span text:style-name="T9"><text:text-input text:description="">{{ settlementDate }}</text:text-input></text:span> and the repayment amount required as consideration for your agreement to discharge the mortgage.</text:p>
        </text:list-item>
      </text:list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45">We undertake not to release the discharge of mortgage instrument until we are in a position to repay, in full, the amount you require to have the mortgage discharged. <text:s/>We further undertake to keep your interests protected at all times pending such repayment. </text:p>
            <text:p text:style-name="P35">Yours <text:text-input text:description="">{{ valediction }}</text:text-input></text:p>
            <text:p text:style-name="P41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29"><text:text-input text:description="">{% if copyTo %}</text:text-input></text:p>
      <text:p text:style-name="P39"/>
      <text:p text:style-name="P39"/>
      <text:p text:style-name="P18"><text:text-input text:description="">{% for copy in copyTo %}</text:text-input></text:p>
      <text:p text:style-name="P25"><text:text-input text:description="">{% if loop.index == 1 %}</text:text-input></text:p>
      <text:p text:style-name="P27">Copy To:<text:tab/><text:span text:style-name="T13"><text:text-input text:description="">{{ copy.name }}</text:text-input></text:span></text:p>
      <text:p text:style-name="P24"><text:text-input text:description="">{% else %}</text:text-input></text:p>
      <text:p text:style-name="P24"><text:tab/><text:tab/><text:span text:style-name="T13"><text:text-input text:description="">{{ copy.name }}</text:text-input></text:span></text:p>
      <text:p text:style-name="P24"><text:text-input text:description="">{% endif %}</text:text-input></text:p>
      <text:p text:style-name="P18"><text:tab/><text:tab/><text:span text:style-name="T14"><text:text-input text:description="">{% if copy.email %}</text:text-input></text:span></text:p>
      <text:p text:style-name="P18"><text:tab/><text:tab/><text:span text:style-name="T14"><text:text-input text:description="">{{ copy.email }}</text:text-input></text:span></text:p>
      <text:p text:style-name="P24"><text:tab/><text:tab/><text:text-input text:description="">{% endif %}</text:text-input></text:p>
      <text:p text:style-name="P18"><text:tab/><text:tab/><text:text-input text:description="">{% if copy['address'] %}</text:text-input></text:p>
      <text:p text:style-name="P18"><text:tab/><text:tab/><text:text-input text:description="">{% if copy['address']['street'] %}</text:text-input></text:p>
      <text:p text:style-name="P18"><text:tab/><text:tab/><text:text-input text:description="">{{ copy.address.street }}</text:text-input></text:p>
      <text:p text:style-name="P28"><text:tab/><text:tab/><text:text-input text:description="">{% endif %}</text:text-input></text:p>
      <text:p text:style-name="P20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2"><text:tab/><text:tab/><text:text-input text:description="">{% if copy.address.city %}</text:text-input></text:p>
      <text:p text:style-name="P22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23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11T16:15:35.362123000</dc:date>
    <meta:editing-duration>P3DT3H34M18S</meta:editing-duration>
    <meta:editing-cycles>398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80" meta:word-count="814" meta:character-count="3992" meta:non-whitespace-character-count="3481"/>
  </office:meta>
</office:document-meta>
</file>